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f4599" officeooo:paragraph-rsid="000f4599"/>
    </style:style>
    <style:style style:name="P2" style:family="paragraph" style:parent-style-name="Standard">
      <style:paragraph-properties fo:line-height="150%"/>
      <style:text-properties officeooo:rsid="000f4599" officeooo:paragraph-rsid="001076c2"/>
    </style:style>
    <style:style style:name="P3" style:family="paragraph" style:parent-style-name="Standard">
      <style:paragraph-properties fo:line-height="150%"/>
      <style:text-properties officeooo:rsid="000f4599" officeooo:paragraph-rsid="001202ea"/>
    </style:style>
    <style:style style:name="P4" style:family="paragraph" style:parent-style-name="Standard">
      <style:paragraph-properties fo:line-height="150%"/>
      <style:text-properties officeooo:rsid="001076c2" officeooo:paragraph-rsid="001076c2"/>
    </style:style>
    <style:style style:name="P5" style:family="paragraph" style:parent-style-name="Standard">
      <style:paragraph-properties fo:line-height="150%"/>
      <style:text-properties officeooo:rsid="001202ea" officeooo:paragraph-rsid="001202ea"/>
    </style:style>
    <style:style style:name="P6" style:family="paragraph" style:parent-style-name="Standard">
      <style:paragraph-properties fo:line-height="150%"/>
      <style:text-properties fo:font-size="16pt" fo:font-weight="bold" officeooo:rsid="000f4599" officeooo:paragraph-rsid="000f4599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officeooo:rsid="0013fdb5" officeooo:paragraph-rsid="0013fdb5"/>
    </style:style>
    <style:style style:name="P8" style:family="paragraph" style:parent-style-name="Standard">
      <style:paragraph-properties fo:line-height="150%"/>
      <style:text-properties officeooo:rsid="0013fdb5" officeooo:paragraph-rsid="0016db27"/>
    </style:style>
    <style:style style:name="P9" style:family="paragraph" style:parent-style-name="Standard">
      <style:paragraph-properties fo:line-height="150%"/>
      <style:text-properties fo:font-weight="bold" officeooo:rsid="000f4599" officeooo:paragraph-rsid="000f4599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rsid="001076c2" officeooo:paragraph-rsid="001076c2" style:font-weight-asian="bold" style:font-weight-complex="bold"/>
    </style:style>
    <style:style style:name="P11" style:family="paragraph" style:parent-style-name="Standard">
      <style:paragraph-properties fo:line-height="150%"/>
      <style:text-properties officeooo:rsid="001bb5ef" officeooo:paragraph-rsid="001bb5ef"/>
    </style:style>
    <style:style style:name="P12" style:family="paragraph" style:parent-style-name="Standard">
      <style:paragraph-properties fo:line-height="150%"/>
      <style:text-properties officeooo:rsid="0013fdb5" officeooo:paragraph-rsid="001bb5ef"/>
    </style:style>
    <style:style style:name="P13" style:family="paragraph" style:parent-style-name="Standard">
      <style:paragraph-properties fo:line-height="150%"/>
      <style:text-properties officeooo:rsid="000f4599" officeooo:paragraph-rsid="000f459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76c2" style:font-style-asian="italic" style:font-style-complex="italic"/>
    </style:style>
    <style:style style:name="T3" style:family="text">
      <style:text-properties fo:font-style="italic" officeooo:rsid="001202ea" style:font-style-asian="italic" style:font-style-complex="italic"/>
    </style:style>
    <style:style style:name="T4" style:family="text">
      <style:text-properties officeooo:rsid="001076c2"/>
    </style:style>
    <style:style style:name="T5" style:family="text">
      <style:text-properties officeooo:rsid="001202e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3fdb5"/>
    </style:style>
    <style:style style:name="T8" style:family="text">
      <style:text-properties officeooo:rsid="0015f608"/>
    </style:style>
    <style:style style:name="T9" style:family="text">
      <style:text-properties officeooo:rsid="0018ac03"/>
    </style:style>
    <style:style style:name="T10" style:family="text">
      <style:text-properties officeooo:rsid="0019f05e"/>
    </style:style>
    <style:style style:name="T11" style:family="text">
      <style:text-properties officeooo:rsid="001bb5ef"/>
    </style:style>
    <style:style style:name="T12" style:family="text">
      <style:text-properties officeooo:rsid="001cf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delos</text:p>
      <text:p text:style-name="P1"/>
      <text:p text:style-name="P9">UserProfile</text:p>
      <text:p text:style-name="P3"><text:span text:style-name="T4">N</text:span>ecesario <text:span text:style-name="T4">para</text:span> agregar nuevos campos al modelo <text:span text:style-name="T1">User</text:span> de django. <text:span text:style-name="T4">Cuando se quiera hacer referencia a los campos propios del modelo </text:span><text:span text:style-name="T2">User</text:span><text:span text:style-name="T4"> se hace uso de </text:span><text:span text:style-name="T2">objetouser.campo</text:span><text:span text:style-name="T4">, pero cuando se quiera utilizar los campos del modelo </text:span><text:span text:style-name="T1">UserProfile</text:span>, <text:span text:style-name="T4">se utiliza </text:span><text:span text:style-name="T2">objetouser.profile.campo</text:span><text:span text:style-name="T4">, (se utiliza la palabra </text:span><text:span text:style-name="T2">profile</text:span><text:span text:style-name="T4"> para referenciar el modelo </text:span><text:span text:style-name="T1">UserProfile</text:span> <text:span text:style-name="T5">porque en la definición del modelo está puesto </text:span><text:span text:style-name="T3">related_name='profile'</text:span><text:span text:style-name="T5">)</text:span></text:p>
      <text:p text:style-name="P2"/>
      <text:p text:style-name="P7">add_relationship(person, status)</text:p>
      <text:p text:style-name="P7"><text:tab/><text:span text:style-name="T8">Añadir relación</text:span></text:p>
      <text:p text:style-name="P7"/>
      <text:p text:style-name="P7">remove_relationship(person, status)</text:p>
      <text:p text:style-name="P7"><text:tab/><text:span text:style-name="T8">Eliminar relación</text:span></text:p>
      <text:p text:style-name="P7"/>
      <text:p text:style-name="P7">get_relationships(status)</text:p>
      <text:p text:style-name="P7"><text:tab/><text:span text:style-name="T8">Obtener los usuarios con los que tiene relación de un tipo indicado</text:span></text:p>
      <text:p text:style-name="P7"/>
      <text:p text:style-name="P7">get_related_to(status)</text:p>
      <text:p text:style-name="P8"><text:tab/><text:span text:style-name="T8">Obtener los usuarios que tienen una relación hacia él, del tipo indicado</text:span></text:p>
      <text:p text:style-name="P7"/>
      <text:p text:style-name="P7">get_following()</text:p>
      <text:p text:style-name="P7"><text:tab/><text:span text:style-name="T9">Obtener los usuario a los que sigue</text:span></text:p>
      <text:p text:style-name="P7"/>
      <text:p text:style-name="P7">get_followers()</text:p>
      <text:p text:style-name="P7"><text:tab/><text:span text:style-name="T9">Obtener los seguidores</text:span></text:p>
      <text:p text:style-name="P7"/>
      <text:p text:style-name="P7">get_friends()</text:p>
      <text:p text:style-name="P7"><text:tab/><text:span text:style-name="T9">Obtener amigos</text:span></text:p>
      <text:p text:style-name="P7"/>
      <text:p text:style-name="P7">get_blockeds()</text:p>
      <text:p text:style-name="P7"><text:tab/><text:span text:style-name="T9">Obtener bloqueados</text:span></text:p>
      <text:p text:style-name="P7"/>
      <text:p text:style-name="P7">add_like(profile, status)</text:p>
      <text:p text:style-name="P7"><text:tab/><text:span text:style-name="T9">Añadir “me gusta” a un perfil</text:span></text:p>
      <text:p text:style-name="P7"><text:soft-page-break/>remove_like(profile)</text:p>
      <text:p text:style-name="P7"><text:tab/><text:span text:style-name="T9">Eliminar “me gusta” del perfile</text:span></text:p>
      <text:p text:style-name="P7"/>
      <text:p text:style-name="P12"><text:span text:style-name="T11">get_likesToMe</text:span>()</text:p>
      <text:p text:style-name="P7"><text:tab/><text:span text:style-name="T10">Obtener los que pulsaron “me gusta” en su perfil</text:span></text:p>
      <text:p text:style-name="P11"/>
      <text:p text:style-name="P11">get_likes()</text:p>
      <text:p text:style-name="P11"><text:tab/>Obtener a los que pulsó “me gusta”</text:p>
      <text:p text:style-name="P11"/>
      <text:p text:style-name="P11">has_like(<text:span text:style-name="T7">profile</text:span>)</text:p>
      <text:p text:style-name="P1"><text:tab/><text:span text:style-name="T11">Saber si le gusta un perfil</text:span></text:p>
      <text:p text:style-name="P1"/>
      <text:p text:style-name="P1"/>
      <text:p text:style-name="P10">Relationship</text:p>
      <text:p text:style-name="P5">Este modelo se utiliza para definir las relaciones entre l<text:span text:style-name="T7">as personas</text:span>. Hay 3 tipos de relaciones: <text:span text:style-name="T1">Following</text:span>, <text:span text:style-name="T1">Blocked</text:span>, <text:span text:style-name="T1">Friend</text:span><text:span text:style-name="T6">.</text:span></text:p>
      <text:p text:style-name="P4"/>
      <text:p text:style-name="P4"/>
      <text:p text:style-name="P10">LikeProfile</text:p>
      <text:p text:style-name="P5">Este modelo <text:span text:style-name="T12">es para saber quien pulsó “me gusta” sobre cual perf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1:19:39.230676869</meta:creation-date>
    <dc:date>2014-07-06T18:30:47.934690885</dc:date>
    <meta:editing-duration>PT3M6S</meta:editing-duration>
    <meta:editing-cycles>3</meta:editing-cycles>
    <meta:generator>LibreOffice/4.1.3.2$Linux_x86 LibreOffice_project/410m0$Build-2</meta:generator>
    <meta:document-statistic meta:table-count="0" meta:image-count="0" meta:object-count="0" meta:page-count="2" meta:paragraph-count="33" meta:word-count="185" meta:character-count="1344" meta:non-whitespace-character-count="1179"/>
  </office:meta>
</office:document-meta>
</file>